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6.156cm"/>
    </style:style>
    <style:style style:name="co5" style:family="table-column">
      <style:table-column-properties fo:break-before="auto" style:column-width="1.97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 table:number-columns-spanned="2" table:number-rows-spanned="1">
            <text:p>Введите целое число a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Показатель</text:p>
          </table:table-cell>
          <table:table-cell office:value-type="string" calcext:value-type="string">
            <text:p>Степень(1)</text:p>
          </table:table-cell>
          <table:table-cell office:value-type="string" calcext:value-type="string">
            <text:p>Степень(2)</text:p>
          </table:table-cell>
          <table:table-cell office:value-type="string" calcext:value-type="string">
            <text:p>Степень(3)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$C$1]^[.A4]" office:value-type="float" office:value="1" calcext:value-type="float">
            <text:p>1</text:p>
          </table:table-cell>
          <table:table-cell table:style-name="ce1" table:formula="of:=POWER([.$C$1];[.A4]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$C$1]^[.A5]" office:value-type="float" office:value="3" calcext:value-type="float">
            <text:p>3</text:p>
          </table:table-cell>
          <table:table-cell table:style-name="ce1" table:formula="of:=POWER([.$C$1];[.A5])" office:value-type="float" office:value="3" calcext:value-type="float">
            <text:p>3</text:p>
          </table:table-cell>
          <table:table-cell table:style-name="ce1" table:formula="of:=[.D4]*[.$C$1]" office:value-type="float" office:value="3" calcext:value-type="float">
            <text:p>3</text:p>
          </table:table-cell>
          <table:table-cell/>
          <table:table-cell office:value-type="string" calcext:value-type="string" table:number-columns-spanned="3" table:number-rows-spanned="1">
            <text:p>Определите степени целого числа a</text:p>
          </table:table-cell>
          <table:covered-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[.$C$1]^[.A6]" office:value-type="float" office:value="9" calcext:value-type="float">
            <text:p>9</text:p>
          </table:table-cell>
          <table:table-cell table:style-name="ce1" table:formula="of:=POWER([.$C$1];[.A6])" office:value-type="float" office:value="9" calcext:value-type="float">
            <text:p>9</text:p>
          </table:table-cell>
          <table:table-cell table:style-name="ce1" table:formula="of:=[.D5]*[.$C$1]" office:value-type="float" office:value="9" calcext:value-type="float">
            <text:p>9</text:p>
          </table:table-cell>
          <table:table-cell/>
          <table:table-cell office:value-type="string" calcext:value-type="string">
            <text:p>1)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$C$1]^[.A7]" office:value-type="float" office:value="27" calcext:value-type="float">
            <text:p>27</text:p>
          </table:table-cell>
          <table:table-cell table:style-name="ce1" table:formula="of:=POWER([.$C$1];[.A7])" office:value-type="float" office:value="27" calcext:value-type="float">
            <text:p>27</text:p>
          </table:table-cell>
          <table:table-cell table:style-name="ce1" table:formula="of:=[.D6]*[.$C$1]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$C$1]^[.A8]" office:value-type="float" office:value="81" calcext:value-type="float">
            <text:p>81</text:p>
          </table:table-cell>
          <table:table-cell table:style-name="ce1" table:formula="of:=POWER([.$C$1];[.A8])" office:value-type="float" office:value="81" calcext:value-type="float">
            <text:p>81</text:p>
          </table:table-cell>
          <table:table-cell table:style-name="ce1" table:formula="of:=[.D7]*[.$C$1]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$C$1]^[.A9]" office:value-type="float" office:value="243" calcext:value-type="float">
            <text:p>243</text:p>
          </table:table-cell>
          <table:table-cell table:style-name="ce1" table:formula="of:=POWER([.$C$1];[.A9])" office:value-type="float" office:value="243" calcext:value-type="float">
            <text:p>243</text:p>
          </table:table-cell>
          <table:table-cell table:style-name="ce1" table:formula="of:=[.D8]*[.$C$1]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$C$1]^[.A10]" office:value-type="float" office:value="729" calcext:value-type="float">
            <text:p>729</text:p>
          </table:table-cell>
          <table:table-cell table:style-name="ce1" table:formula="of:=POWER([.$C$1];[.A10])" office:value-type="float" office:value="729" calcext:value-type="float">
            <text:p>729</text:p>
          </table:table-cell>
          <table:table-cell table:style-name="ce1" table:formula="of:=[.D9]*[.$C$1]"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$C$1]^[.A11]" office:value-type="float" office:value="2187" calcext:value-type="float">
            <text:p>2187</text:p>
          </table:table-cell>
          <table:table-cell table:style-name="ce1" table:formula="of:=POWER([.$C$1];[.A11])" office:value-type="float" office:value="2187" calcext:value-type="float">
            <text:p>2187</text:p>
          </table:table-cell>
          <table:table-cell table:style-name="ce1" table:formula="of:=[.D10]*[.$C$1]"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$C$1]^[.A12]" office:value-type="float" office:value="6561" calcext:value-type="float">
            <text:p>6561</text:p>
          </table:table-cell>
          <table:table-cell table:style-name="ce1" table:formula="of:=POWER([.$C$1];[.A12])" office:value-type="float" office:value="6561" calcext:value-type="float">
            <text:p>6561</text:p>
          </table:table-cell>
          <table:table-cell table:style-name="ce1" table:formula="of:=[.D11]*[.$C$1]"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$C$1]^[.A13]" office:value-type="float" office:value="19683" calcext:value-type="float">
            <text:p>19683</text:p>
          </table:table-cell>
          <table:table-cell table:style-name="ce1" table:formula="of:=POWER([.$C$1];[.A13])" office:value-type="float" office:value="19683" calcext:value-type="float">
            <text:p>19683</text:p>
          </table:table-cell>
          <table:table-cell table:style-name="ce1" table:formula="of:=[.D12]*[.$C$1]" office:value-type="float" office:value="19683" calcext:value-type="float">
            <text:p>19683</text:p>
          </table:table-cell>
          <table:table-cell table:number-columns-repeated="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$C$1]^[.A14]" office:value-type="float" office:value="59049" calcext:value-type="float">
            <text:p>59049</text:p>
          </table:table-cell>
          <table:table-cell table:style-name="ce1" table:formula="of:=POWER([.$C$1];[.A14])" office:value-type="float" office:value="59049" calcext:value-type="float">
            <text:p>59049</text:p>
          </table:table-cell>
          <table:table-cell table:style-name="ce1" table:formula="of:=[.D13]*[.$C$1]" office:value-type="float" office:value="59049" calcext:value-type="float">
            <text:p>59049</text:p>
          </table:table-cell>
          <table:table-cell table:number-columns-repeated="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$C$1]^[.A15]" office:value-type="float" office:value="177147" calcext:value-type="float">
            <text:p>177147</text:p>
          </table:table-cell>
          <table:table-cell table:style-name="ce1" table:formula="of:=POWER([.$C$1];[.A15])" office:value-type="float" office:value="177147" calcext:value-type="float">
            <text:p>177147</text:p>
          </table:table-cell>
          <table:table-cell table:style-name="ce1" table:formula="of:=[.D14]*[.$C$1]" office:value-type="float" office:value="177147" calcext:value-type="float">
            <text:p>177147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$C$1]^[.A16]" office:value-type="float" office:value="531441" calcext:value-type="float">
            <text:p>531441</text:p>
          </table:table-cell>
          <table:table-cell table:style-name="ce1" table:formula="of:=POWER([.$C$1];[.A16])" office:value-type="float" office:value="531441" calcext:value-type="float">
            <text:p>531441</text:p>
          </table:table-cell>
          <table:table-cell table:style-name="ce1" table:formula="of:=[.D15]*[.$C$1]" office:value-type="float" office:value="531441" calcext:value-type="float">
            <text:p>531441</text:p>
          </table:table-cell>
          <table:table-cell table:number-columns-repeated="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$C$1]^[.A17]" office:value-type="float" office:value="1594323" calcext:value-type="float">
            <text:p>1594323</text:p>
          </table:table-cell>
          <table:table-cell table:style-name="ce1" table:formula="of:=POWER([.$C$1];[.A17])" office:value-type="float" office:value="1594323" calcext:value-type="float">
            <text:p>1594323</text:p>
          </table:table-cell>
          <table:table-cell table:style-name="ce1" table:formula="of:=[.D16]*[.$C$1]" office:value-type="float" office:value="1594323" calcext:value-type="float">
            <text:p>1594323</text:p>
          </table:table-cell>
          <table:table-cell table:number-columns-repeated="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$C$1]^[.A18]" office:value-type="float" office:value="4782969" calcext:value-type="float">
            <text:p>4782969</text:p>
          </table:table-cell>
          <table:table-cell table:style-name="ce1" table:formula="of:=POWER([.$C$1];[.A18])" office:value-type="float" office:value="4782969" calcext:value-type="float">
            <text:p>4782969</text:p>
          </table:table-cell>
          <table:table-cell table:style-name="ce1" table:formula="of:=[.D17]*[.$C$1]" office:value-type="float" office:value="4782969" calcext:value-type="float">
            <text:p>4782969</text:p>
          </table:table-cell>
          <table:table-cell table:number-columns-repeated="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$C$1]^[.A19]" office:value-type="float" office:value="14348907" calcext:value-type="float">
            <text:p>14348907</text:p>
          </table:table-cell>
          <table:table-cell table:style-name="ce1" table:formula="of:=POWER([.$C$1];[.A19])" office:value-type="float" office:value="14348907" calcext:value-type="float">
            <text:p>14348907</text:p>
          </table:table-cell>
          <table:table-cell table:style-name="ce1" table:formula="of:=[.D18]*[.$C$1]" office:value-type="float" office:value="14348907" calcext:value-type="float">
            <text:p>14348907</text:p>
          </table:table-cell>
          <table:table-cell table:number-columns-repeated="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$C$1]^[.A20]" office:value-type="float" office:value="43046721" calcext:value-type="float">
            <text:p>43046721</text:p>
          </table:table-cell>
          <table:table-cell table:style-name="ce1" table:formula="of:=POWER([.$C$1];[.A20])" office:value-type="float" office:value="43046721" calcext:value-type="float">
            <text:p>43046721</text:p>
          </table:table-cell>
          <table:table-cell table:style-name="ce1" table:formula="of:=[.D19]*[.$C$1]" office:value-type="float" office:value="43046721" calcext:value-type="float">
            <text:p>43046721</text:p>
          </table:table-cell>
          <table:table-cell table:number-columns-repeated="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$C$1]^[.A21]" office:value-type="float" office:value="129140163" calcext:value-type="float">
            <text:p>129140163</text:p>
          </table:table-cell>
          <table:table-cell table:style-name="ce1" table:formula="of:=POWER([.$C$1];[.A21])" office:value-type="float" office:value="129140163" calcext:value-type="float">
            <text:p>129140163</text:p>
          </table:table-cell>
          <table:table-cell table:style-name="ce1" table:formula="of:=[.D20]*[.$C$1]" office:value-type="float" office:value="129140163" calcext:value-type="float">
            <text:p>129140163</text:p>
          </table:table-cell>
          <table:table-cell table:number-columns-repeated="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$C$1]^[.A22]" office:value-type="float" office:value="387420489" calcext:value-type="float">
            <text:p>387420489</text:p>
          </table:table-cell>
          <table:table-cell table:style-name="ce1" table:formula="of:=POWER([.$C$1];[.A22])" office:value-type="float" office:value="387420489" calcext:value-type="float">
            <text:p>387420489</text:p>
          </table:table-cell>
          <table:table-cell table:style-name="ce1" table:formula="of:=[.D21]*[.$C$1]" office:value-type="float" office:value="387420489" calcext:value-type="float">
            <text:p>387420489</text:p>
          </table:table-cell>
          <table:table-cell table:number-columns-repeated="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$C$1]^[.A23]" office:value-type="float" office:value="1162261467" calcext:value-type="float">
            <text:p>1162261467</text:p>
          </table:table-cell>
          <table:table-cell table:style-name="ce1" table:formula="of:=POWER([.$C$1];[.A23])" office:value-type="float" office:value="1162261467" calcext:value-type="float">
            <text:p>1162261467</text:p>
          </table:table-cell>
          <table:table-cell table:style-name="ce1" table:formula="of:=[.D22]*[.$C$1]" office:value-type="float" office:value="1162261467" calcext:value-type="float">
            <text:p>1162261467</text:p>
          </table:table-cell>
          <table:table-cell table:number-columns-repeated="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$C$1]^[.A24]" office:value-type="float" office:value="3486784401" calcext:value-type="float">
            <text:p>3486784401</text:p>
          </table:table-cell>
          <table:table-cell table:style-name="ce1" table:formula="of:=POWER([.$C$1];[.A24])" office:value-type="float" office:value="3486784401" calcext:value-type="float">
            <text:p>3486784401</text:p>
          </table:table-cell>
          <table:table-cell table:style-name="ce1" table:formula="of:=[.D23]*[.$C$1]" office:value-type="float" office:value="3486784401" calcext:value-type="float">
            <text:p>3486784401</text:p>
          </table:table-cell>
          <table:table-cell table:number-columns-repeated="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$C$1]^[.A25]" office:value-type="float" office:value="10460353203" calcext:value-type="float">
            <text:p>10460353203</text:p>
          </table:table-cell>
          <table:table-cell table:style-name="ce1" table:formula="of:=POWER([.$C$1];[.A25])" office:value-type="float" office:value="10460353203" calcext:value-type="float">
            <text:p>10460353203</text:p>
          </table:table-cell>
          <table:table-cell table:style-name="ce1" table:formula="of:=[.D24]*[.$C$1]" office:value-type="float" office:value="10460353203" calcext:value-type="float">
            <text:p>10460353203</text:p>
          </table:table-cell>
          <table:table-cell table:number-columns-repeated="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$C$1]^[.A26]" office:value-type="float" office:value="31381059609" calcext:value-type="float">
            <text:p>31381059609</text:p>
          </table:table-cell>
          <table:table-cell table:style-name="ce1" table:formula="of:=POWER([.$C$1];[.A26])" office:value-type="float" office:value="31381059609" calcext:value-type="float">
            <text:p>31381059609</text:p>
          </table:table-cell>
          <table:table-cell table:style-name="ce1" table:formula="of:=[.D25]*[.$C$1]" office:value-type="float" office:value="31381059609" calcext:value-type="float">
            <text:p>31381059609</text:p>
          </table:table-cell>
          <table:table-cell table:number-columns-repeated="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$C$1]^[.A27]" office:value-type="float" office:value="94143178827" calcext:value-type="float">
            <text:p>94143178827</text:p>
          </table:table-cell>
          <table:table-cell table:style-name="ce1" table:formula="of:=POWER([.$C$1];[.A27])" office:value-type="float" office:value="94143178827" calcext:value-type="float">
            <text:p>94143178827</text:p>
          </table:table-cell>
          <table:table-cell table:style-name="ce1" table:formula="of:=[.D26]*[.$C$1]" office:value-type="float" office:value="94143178827" calcext:value-type="float">
            <text:p>94143178827</text:p>
          </table:table-cell>
          <table:table-cell table:number-columns-repeated="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$C$1]^[.A28]" office:value-type="float" office:value="282429536481" calcext:value-type="float">
            <text:p>282429536481</text:p>
          </table:table-cell>
          <table:table-cell table:style-name="ce1" table:formula="of:=POWER([.$C$1];[.A28])" office:value-type="float" office:value="282429536481" calcext:value-type="float">
            <text:p>282429536481</text:p>
          </table:table-cell>
          <table:table-cell table:style-name="ce1" table:formula="of:=[.D27]*[.$C$1]" office:value-type="float" office:value="282429536481" calcext:value-type="float">
            <text:p>282429536481</text:p>
          </table:table-cell>
          <table:table-cell table:number-columns-repeated="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$C$1]^[.A29]" office:value-type="float" office:value="847288609443" calcext:value-type="float">
            <text:p>847288609443</text:p>
          </table:table-cell>
          <table:table-cell table:style-name="ce1" table:formula="of:=POWER([.$C$1];[.A29])" office:value-type="float" office:value="847288609443" calcext:value-type="float">
            <text:p>847288609443</text:p>
          </table:table-cell>
          <table:table-cell table:style-name="ce1" table:formula="of:=[.D28]*[.$C$1]" office:value-type="float" office:value="847288609443" calcext:value-type="float">
            <text:p>847288609443</text:p>
          </table:table-cell>
          <table:table-cell table:number-columns-repeated="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$C$1]^[.A30]" office:value-type="float" office:value="2541865828329" calcext:value-type="float">
            <text:p>2541865828329</text:p>
          </table:table-cell>
          <table:table-cell table:style-name="ce1" table:formula="of:=POWER([.$C$1];[.A30])" office:value-type="float" office:value="2541865828329" calcext:value-type="float">
            <text:p>2541865828329</text:p>
          </table:table-cell>
          <table:table-cell table:style-name="ce1" table:formula="of:=[.D29]*[.$C$1]" office:value-type="float" office:value="2541865828329" calcext:value-type="float">
            <text:p>254186582832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$C$1]^[.A31]" office:value-type="float" office:value="7625597484987" calcext:value-type="float">
            <text:p>7625597484987</text:p>
          </table:table-cell>
          <table:table-cell table:style-name="ce1" table:formula="of:=POWER([.$C$1];[.A31])" office:value-type="float" office:value="7625597484987" calcext:value-type="float">
            <text:p>7625597484987</text:p>
          </table:table-cell>
          <table:table-cell table:style-name="ce1" table:formula="of:=[.D30]*[.$C$1]" office:value-type="float" office:value="7625597484987" calcext:value-type="float">
            <text:p>7625597484987</text:p>
          </table:table-cell>
          <table:table-cell table:number-columns-repeated="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$C$1]^[.A32]" office:value-type="float" office:value="22876792454961" calcext:value-type="float">
            <text:p>22876792454961</text:p>
          </table:table-cell>
          <table:table-cell table:style-name="ce1" table:formula="of:=POWER([.$C$1];[.A32])" office:value-type="float" office:value="22876792454961" calcext:value-type="float">
            <text:p>22876792454961</text:p>
          </table:table-cell>
          <table:table-cell table:style-name="ce1" table:formula="of:=[.D31]*[.$C$1]" office:value-type="float" office:value="22876792454961" calcext:value-type="float">
            <text:p>22876792454961</text:p>
          </table:table-cell>
          <table:table-cell table:number-columns-repeated="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$C$1]^[.A33]" office:value-type="float" office:value="68630377364883" calcext:value-type="float">
            <text:p>68630377364883</text:p>
          </table:table-cell>
          <table:table-cell table:style-name="ce1" table:formula="of:=POWER([.$C$1];[.A33])" office:value-type="float" office:value="68630377364883" calcext:value-type="float">
            <text:p>68630377364883</text:p>
          </table:table-cell>
          <table:table-cell table:style-name="ce1" table:formula="of:=[.D32]*[.$C$1]" office:value-type="float" office:value="68630377364883" calcext:value-type="float">
            <text:p>68630377364883</text:p>
          </table:table-cell>
          <table:table-cell table:number-columns-repeated="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$C$1]^[.A34]" office:value-type="float" office:value="205891132094649" calcext:value-type="float">
            <text:p>205891132094649</text:p>
          </table:table-cell>
          <table:table-cell table:style-name="ce1" table:formula="of:=POWER([.$C$1];[.A34])" office:value-type="float" office:value="205891132094649" calcext:value-type="float">
            <text:p>205891132094649</text:p>
          </table:table-cell>
          <table:table-cell table:style-name="ce1" table:formula="of:=[.D33]*[.$C$1]" office:value-type="float" office:value="205891132094649" calcext:value-type="float">
            <text:p>205891132094649</text:p>
          </table:table-cell>
          <table:table-cell table:number-columns-repeated="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$C$1]^[.A35]" office:value-type="float" office:value="617673396283947" calcext:value-type="float">
            <text:p>617673396283947</text:p>
          </table:table-cell>
          <table:table-cell table:style-name="ce1" table:formula="of:=POWER([.$C$1];[.A35])" office:value-type="float" office:value="617673396283947" calcext:value-type="float">
            <text:p>617673396283947</text:p>
          </table:table-cell>
          <table:table-cell table:style-name="ce1" table:formula="of:=[.D34]*[.$C$1]" office:value-type="float" office:value="617673396283947" calcext:value-type="float">
            <text:p>617673396283947</text:p>
          </table:table-cell>
          <table:table-cell table:number-columns-repeated="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$C$1]^[.A36]" office:value-type="float" office:value="1853020188851841" calcext:value-type="float">
            <text:p>1853020188851841</text:p>
          </table:table-cell>
          <table:table-cell table:style-name="ce1" table:formula="of:=POWER([.$C$1];[.A36])" office:value-type="float" office:value="1853020188851841" calcext:value-type="float">
            <text:p>1853020188851841</text:p>
          </table:table-cell>
          <table:table-cell table:style-name="ce1" table:formula="of:=[.D35]*[.$C$1]" office:value-type="float" office:value="1853020188851841" calcext:value-type="float">
            <text:p>1853020188851841</text:p>
          </table:table-cell>
          <table:table-cell table:number-columns-repeated="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$C$1]^[.A37]" office:value-type="float" office:value="5559060566555523" calcext:value-type="float">
            <text:p>5559060566555523</text:p>
          </table:table-cell>
          <table:table-cell table:style-name="ce1" table:formula="of:=POWER([.$C$1];[.A37])" office:value-type="float" office:value="5559060566555523" calcext:value-type="float">
            <text:p>5559060566555523</text:p>
          </table:table-cell>
          <table:table-cell table:style-name="ce1" table:formula="of:=[.D36]*[.$C$1]" office:value-type="float" office:value="5559060566555523" calcext:value-type="float">
            <text:p>5559060566555523</text:p>
          </table:table-cell>
          <table:table-cell table:number-columns-repeated="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$C$1]^[.A38]" office:value-type="float" office:value="1.66771816996666E+016" calcext:value-type="float">
            <text:p>1,66771816996666E+016</text:p>
          </table:table-cell>
          <table:table-cell table:style-name="ce1" table:formula="of:=POWER([.$C$1];[.A38])" office:value-type="float" office:value="1.66771816996666E+016" calcext:value-type="float">
            <text:p>1,66771816996666E+016</text:p>
          </table:table-cell>
          <table:table-cell table:style-name="ce1" table:formula="of:=[.D37]*[.$C$1]" office:value-type="float" office:value="1.66771816996666E+016" calcext:value-type="float">
            <text:p>1,66771816996666E+016</text:p>
          </table:table-cell>
          <table:table-cell table:number-columns-repeated="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$C$1]^[.A39]" office:value-type="float" office:value="5.00315450989997E+016" calcext:value-type="float">
            <text:p>5,00315450989997E+016</text:p>
          </table:table-cell>
          <table:table-cell table:style-name="ce1" table:formula="of:=POWER([.$C$1];[.A39])" office:value-type="float" office:value="5.00315450989997E+016" calcext:value-type="float">
            <text:p>5,00315450989997E+016</text:p>
          </table:table-cell>
          <table:table-cell table:style-name="ce1" table:formula="of:=[.D38]*[.$C$1]" office:value-type="float" office:value="5.00315450989997E+016" calcext:value-type="float">
            <text:p>5,00315450989997E+016</text:p>
          </table:table-cell>
          <table:table-cell table:number-columns-repeated="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$C$1]^[.A40]" office:value-type="float" office:value="1.50094635296999E+017" calcext:value-type="float">
            <text:p>1,50094635296999E+017</text:p>
          </table:table-cell>
          <table:table-cell table:style-name="ce1" table:formula="of:=POWER([.$C$1];[.A40])" office:value-type="float" office:value="1.50094635296999E+017" calcext:value-type="float">
            <text:p>1,50094635296999E+017</text:p>
          </table:table-cell>
          <table:table-cell table:style-name="ce1" table:formula="of:=[.D39]*[.$C$1]" office:value-type="float" office:value="1.50094635296999E+017" calcext:value-type="float">
            <text:p>1,50094635296999E+017</text:p>
          </table:table-cell>
          <table:table-cell table:number-columns-repeated="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$C$1]^[.A41]" office:value-type="float" office:value="4.50283905890997E+017" calcext:value-type="float">
            <text:p>4,50283905890997E+017</text:p>
          </table:table-cell>
          <table:table-cell table:style-name="ce1" table:formula="of:=POWER([.$C$1];[.A41])" office:value-type="float" office:value="4.50283905890997E+017" calcext:value-type="float">
            <text:p>4,50283905890997E+017</text:p>
          </table:table-cell>
          <table:table-cell table:style-name="ce1" table:formula="of:=[.D40]*[.$C$1]" office:value-type="float" office:value="4.50283905890997E+017" calcext:value-type="float">
            <text:p>4,50283905890997E+017</text:p>
          </table:table-cell>
          <table:table-cell table:number-columns-repeated="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$C$1]^[.A42]" office:value-type="float" office:value="1.35085171767299E+018" calcext:value-type="float">
            <text:p>1,35085171767299E+018</text:p>
          </table:table-cell>
          <table:table-cell table:style-name="ce1" table:formula="of:=POWER([.$C$1];[.A42])" office:value-type="float" office:value="1.35085171767299E+018" calcext:value-type="float">
            <text:p>1,35085171767299E+018</text:p>
          </table:table-cell>
          <table:table-cell table:style-name="ce1" table:formula="of:=[.D41]*[.$C$1]" office:value-type="float" office:value="1.35085171767299E+018" calcext:value-type="float">
            <text:p>1,35085171767299E+018</text:p>
          </table:table-cell>
          <table:table-cell table:number-columns-repeated="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$C$1]^[.A43]" office:value-type="float" office:value="4.05255515301898E+018" calcext:value-type="float">
            <text:p>4,05255515301898E+018</text:p>
          </table:table-cell>
          <table:table-cell table:style-name="ce1" table:formula="of:=POWER([.$C$1];[.A43])" office:value-type="float" office:value="4.05255515301898E+018" calcext:value-type="float">
            <text:p>4,05255515301898E+018</text:p>
          </table:table-cell>
          <table:table-cell table:style-name="ce1" table:formula="of:=[.D42]*[.$C$1]" office:value-type="float" office:value="4.05255515301898E+018" calcext:value-type="float">
            <text:p>4,05255515301898E+018</text:p>
          </table:table-cell>
          <table:table-cell table:number-columns-repeated="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$C$1]^[.A44]" office:value-type="float" office:value="1.21576654590569E+019" calcext:value-type="float">
            <text:p>1,21576654590569E+019</text:p>
          </table:table-cell>
          <table:table-cell table:style-name="ce1" table:formula="of:=POWER([.$C$1];[.A44])" office:value-type="float" office:value="1.21576654590569E+019" calcext:value-type="float">
            <text:p>1,21576654590569E+019</text:p>
          </table:table-cell>
          <table:table-cell table:style-name="ce1" table:formula="of:=[.D43]*[.$C$1]" office:value-type="float" office:value="1.21576654590569E+019" calcext:value-type="float">
            <text:p>1,21576654590569E+019</text:p>
          </table:table-cell>
          <table:table-cell table:number-columns-repeated="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$C$1]^[.A45]" office:value-type="float" office:value="3.64729963771708E+019" calcext:value-type="float">
            <text:p>3,64729963771708E+019</text:p>
          </table:table-cell>
          <table:table-cell table:style-name="ce1" table:formula="of:=POWER([.$C$1];[.A45])" office:value-type="float" office:value="3.64729963771708E+019" calcext:value-type="float">
            <text:p>3,64729963771708E+019</text:p>
          </table:table-cell>
          <table:table-cell table:style-name="ce1" table:formula="of:=[.D44]*[.$C$1]" office:value-type="float" office:value="3.64729963771708E+019" calcext:value-type="float">
            <text:p>3,64729963771708E+019</text:p>
          </table:table-cell>
          <table:table-cell table:number-columns-repeated="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$C$1]^[.A46]" office:value-type="float" office:value="1.09418989131512E+020" calcext:value-type="float">
            <text:p>1,09418989131512E+020</text:p>
          </table:table-cell>
          <table:table-cell table:style-name="ce1" table:formula="of:=POWER([.$C$1];[.A46])" office:value-type="float" office:value="1.09418989131512E+020" calcext:value-type="float">
            <text:p>1,09418989131512E+020</text:p>
          </table:table-cell>
          <table:table-cell table:style-name="ce1" table:formula="of:=[.D45]*[.$C$1]" office:value-type="float" office:value="1.09418989131512E+020" calcext:value-type="float">
            <text:p>1,09418989131512E+020</text:p>
          </table:table-cell>
          <table:table-cell table:number-columns-repeated="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$C$1]^[.A47]" office:value-type="float" office:value="3.28256967394537E+020" calcext:value-type="float">
            <text:p>3,28256967394537E+020</text:p>
          </table:table-cell>
          <table:table-cell table:style-name="ce1" table:formula="of:=POWER([.$C$1];[.A47])" office:value-type="float" office:value="3.28256967394537E+020" calcext:value-type="float">
            <text:p>3,28256967394537E+020</text:p>
          </table:table-cell>
          <table:table-cell table:style-name="ce1" table:formula="of:=[.D46]*[.$C$1]" office:value-type="float" office:value="3.28256967394537E+020" calcext:value-type="float">
            <text:p>3,28256967394537E+020</text:p>
          </table:table-cell>
          <table:table-cell table:number-columns-repeated="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$C$1]^[.A48]" office:value-type="float" office:value="9.84770902183611E+020" calcext:value-type="float">
            <text:p>9,84770902183611E+020</text:p>
          </table:table-cell>
          <table:table-cell table:style-name="ce1" table:formula="of:=POWER([.$C$1];[.A48])" office:value-type="float" office:value="9.84770902183611E+020" calcext:value-type="float">
            <text:p>9,84770902183611E+020</text:p>
          </table:table-cell>
          <table:table-cell table:style-name="ce1" table:formula="of:=[.D47]*[.$C$1]" office:value-type="float" office:value="9.84770902183611E+020" calcext:value-type="float">
            <text:p>9,84770902183611E+020</text:p>
          </table:table-cell>
          <table:table-cell table:number-columns-repeated="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$C$1]^[.A49]" office:value-type="float" office:value="2.95431270655083E+021" calcext:value-type="float">
            <text:p>2,95431270655083E+021</text:p>
          </table:table-cell>
          <table:table-cell table:style-name="ce1" table:formula="of:=POWER([.$C$1];[.A49])" office:value-type="float" office:value="2.95431270655083E+021" calcext:value-type="float">
            <text:p>2,95431270655083E+021</text:p>
          </table:table-cell>
          <table:table-cell table:style-name="ce1" table:formula="of:=[.D48]*[.$C$1]" office:value-type="float" office:value="2.95431270655083E+021" calcext:value-type="float">
            <text:p>2,95431270655083E+021</text:p>
          </table:table-cell>
          <table:table-cell table:number-columns-repeated="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$C$1]^[.A50]" office:value-type="float" office:value="8.8629381196525E+021" calcext:value-type="float">
            <text:p>8,8629381196525E+021</text:p>
          </table:table-cell>
          <table:table-cell table:style-name="ce1" table:formula="of:=POWER([.$C$1];[.A50])" office:value-type="float" office:value="8.8629381196525E+021" calcext:value-type="float">
            <text:p>8,8629381196525E+021</text:p>
          </table:table-cell>
          <table:table-cell table:style-name="ce1" table:formula="of:=[.D49]*[.$C$1]" office:value-type="float" office:value="8.8629381196525E+021" calcext:value-type="float">
            <text:p>8,8629381196525E+021</text:p>
          </table:table-cell>
          <table:table-cell table:number-columns-repeated="4"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Лист2" table:style-name="ta2">
        <table:table-column table:style-name="co3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Введите максимальный показатель степени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Сумма равна</text:p>
          </table:table-cell>
          <table:table-cell table:style-name="Default" table:formula="of:=2^([.B1]+1)-1" office:value-type="float" office:value="1023" calcext:value-type="float">
            <text:p>1023</text:p>
          </table:table-cell>
          <table:table-cell/>
          <table:table-cell office:value-type="string" calcext:value-type="string" table:number-columns-spanned="8" table:number-rows-spanned="1">
            <text:p>Определите сумму степеней числа 2 от нулевой до произвольного максимального показателя</text:p>
          </table:table-cell>
          <table:covered-table-cell table:number-columns-repeated="7"/>
        </table:table-row>
      </table:table>
      <table:table table:name="Лист4" table:style-name="ta2">
        <table:table-column table:style-name="co4" table:default-cell-style-name="Default"/>
        <table:table-row table:style-name="ro4">
          <table:table-cell office:value-type="string" calcext:value-type="string">
            <text:p>Максимальное значение</text:p>
          </table:table-cell>
        </table:table-row>
        <table:table-row table:style-name="ro1">
          <table:table-cell table:formula="of:=MAX([$Лист1.B4:.B50])" office:value-type="float" office:value="8.8629381196525E+021" calcext:value-type="float">
            <text:p>8,8629381196525E+021</text:p>
          </table:table-cell>
        </table:table-row>
      </table:table>
      <table:table table:name="Лист3" table:style-name="ta2">
        <table:table-column table:style-name="co5" table:default-cell-style-name="Default"/>
        <table:table-column table:style-name="co1" table:number-columns-repeated="9" table:default-cell-style-name="Default"/>
        <table:table-row table:style-name="ro5">
          <table:table-cell table:style-name="ce2" office:value-type="string" calcext:value-type="string" table:number-columns-spanned="3" table:number-rows-spanned="1">
            <text:p>Введите двоичные цифры числа: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Разряды</text:p>
          </table:table-cell>
          <table:table-cell table:number-columns-repeated="4"/>
        </table:table-row>
        <table:table-row table:style-name="ro3">
          <table:table-cell table:number-columns-repeated="10"/>
        </table:table-row>
        <table:table-row table:style-name="ro6">
          <table:table-cell table:style-name="ce2" office:value-type="string" calcext:value-type="string" table:number-columns-spanned="4" table:number-rows-spanned="1">
            <text:p>Соответствующее десятичное число равно:</text:p>
          </table:table-cell>
          <table:covered-table-cell table:number-columns-repeated="3"/>
          <table:table-cell table:formula="of:=SUMPRODUCT([.A2:.J2];2^([.A4:.J4]-1))" office:value-type="float" office:value="724" calcext:value-type="float">
            <text:p>72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.00.0000</text:date>, <text:time style:data-style-name="N2" text:time-value="09:11:41.97173724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4T09:11:42.207360062</meta:creation-date>
    <dc:title>Таблица</dc:title>
    <meta:generator>LibreOffice/7.6.7.2$Linux_X86_64 LibreOffice_project/60$Build-2</meta:generator>
    <meta:editing-duration>PT1H26M30S</meta:editing-duration>
    <meta:editing-cycles>2</meta:editing-cycles>
    <dc:date>2026-05-04T10:38:12.274329827</dc:date>
    <meta:document-statistic meta:table-count="4" meta:cell-count="227" meta:object-count="0"/>
    <meta:template xlink:type="simple" xlink:actuate="onRequest" xlink:title="Таблица" xlink:href="../../../../../usr/lib/libreoffice/share/template/common/ШАБЛОН_ЭЛЕКТРОННОЙ_ТАБЛИЦЫ_2019-07-22.ots" meta:date="2026-05-04T09:11:42.042958320"/>
  </office:meta>
</office:document-meta>
</file>